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text-properties fo:font-weight="bold" style:font-weight-asian="bold" style:font-weight-complex="bold"/>
    </style:style>
    <style:style style:name="P2" style:family="paragraph" style:parent-style-name="Standard">
      <style:paragraph-properties fo:text-align="center" style:justify-single-word="false"/>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 Unfair World, An Unfair God, &amp; Righteous Me</text:p>
      <text:p text:style-name="P2"/>
      <text:p text:style-name="Standard"><text:span text:style-name="T1">Read:</text:span> Habakkuk 1:1-4; 2:13-14; 3:15-19</text:p>
      <text:p text:style-name="Standard"><text:s/></text:p>
      <text:p text:style-name="Standard"><text:span text:style-name="T1">Text:</text:span> Habakkuk 2: 20 “But the LORD is in his holy temple: let all the earth keep silence before him.”</text:p>
      <text:p text:style-name="Standard"/>
      <text:p text:style-name="Standard"><text:span text:style-name="T1">Introduction:</text:span> This week I talked to my friend John on the telephone. He is heartbroken because his son: Michael, has decided to reject his faith and is somewhere between an agnostic and an atheist. He does not say absolutely that there is no God but he does say that if there is a God then God is not good and is not fair. He points to scripture about the judgment of God on nations and the suffering of many who are either righteous or ignorant of God’s laws. He states that if there is a God then he does not love that God. John’s heart is broken and so is mine. That is what led to this sermon, this morning.</text:p>
      <text:p text:style-name="Standard"><text:span text:style-name="T1"><text:s/></text:span><text:s/>This little (three chapter) book: Habakkuk, is a picture of the life of the skeptic and his awakening. The name: “Habakkuk” means “the wrestler” it is an apt name when we consider the conflict within the prophet over the question of the fairness of God. Why does God allow evil to go unchecked or unpunished? How long must I pray without an answer? If God were doing His job then wrong judgments would fail.</text:p>
      <text:p text:style-name="Standard">Habakkuk begins with a question and ends with the answer to that question. It is a book worth reading and I hope that you will do that today.</text:p>
      <text:p text:style-name="Standard"><text:span text:style-name="T1">Chapter I. God is not Fair:</text:span> Habakkuk was deeply troubled with the injustice that prevailed in the land and wanted God to do something about it. One of the great documents of American history includes the line: “All men are created equal.” Perhaps when Thomas Jefferson penned it he forgot about owning slaves yet the message <text:s/>conveyed is that no man had the right to own another. In that context it is true however in the general scheme of things the statement cannot stand on its own. All men are not created into equal circumstances. All men are not born with good health. All men are not born with equal availability of the gospel.</text:p>
      <text:p text:style-name="Standard"><text:s text:c="2"/>I was born into absolute poverty. At the same time the children of John F. Kennedy were born into absolute wealth and opulence. <text:s/>Some children are born into homes filled with addictions and violence while others are born into homes who are trying to decide if they should go to Harvard or Yale. It is not fair that the ungodly are so prosperous while a hard working, God fearing, man struggless in business or works for minimum wage to feed a family of four. </text:p>
      <text:p text:style-name="Standard"><text:span text:style-name="T1">Chapter II. God is not Fair and He is Aware:</text:span> Not only is it true that the actions of God do not seem fair but God is totally aware of both sides of the events around us. God indicates in chapter two that He knows exactly what is going on. Since God is God then He knows all. He knows exactly what others do. He knows the exact motivation of their heart. He also is aware of every opinion of those who observe or participate in these events. Isn’t it interesting that God knows of our disapproval of what is happening and that knowledge doesn’t motivate Him to change course? What is His response to our doubts? Our text verse says it clearly: “…let all the earth keep silence before him.” You may feel totally justified with your reasonable doubts but God says to keep them to yourself. Do you remember the battle of Jericho? The children of Israel were commanded to march and not speak for seven days in a row. Why did God not want them to speak? Because He knew that these plans would only work because He was directing them. God’s answer for doubt is simple: Keep it to yourself and God alone. Since doubt can affect those around you; you are forbidden from becoming a doubt carrier. By not being allowed to speak the doubters were not able to grow or spread their doubts. They probably begin to doubt their doubts. They may have thought that they were the only ones with such doubts and their doubts began to wither and die.</text:p>
      <text:p text:style-name="Standard"><text:span text:style-name="T1">Chapter III. God is not Fair, He is Aware, and I am There:</text:span> Let me ask you a question: “Do you want God to be fair 100% of the time? How about when He deals with your failings and sin? God’s Grace is one of the, most, unfair things in the Bible, but we don’t complain about that.</text:p>
      <text:p text:style-name="Standard"><text:s text:c="2"/>In chapter 3 Habakkuk comes to the understanding that God knows what He is doing. He recognizes the power and position of God and decides to shut up. There are some things that we may never be able to comprehend this side of heaven. Comprehend this: God is God. God is never wrong. We cannot understand it all, this side of heaven.</text:p>
      <text:p text:style-name="Standard"><text:span text:style-name="T1">Conclude:</text:span> Habakkuk decides that perhaps he will never comprehend it all but he makes the following choice in 3:18 &amp; 19 “… I will rejoice in the LORD, I will joy in the God of my salvation. The LORD God is my streng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itle" style:family="paragraph" style:parent-style-name="Standard" style:next-style-name="Subtitle" style:class="chapter">
      <style:paragraph-properties fo:text-align="center" style:justify-single-word="false"/>
      <style:text-properties fo:font-size="14pt" style:font-size-asian="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rmon Title</dc:title>
    <meta:initial-creator>Joel Tice</meta:initial-creator>
    <meta:creation-date>2008-06-07T16:15:00</meta:creation-date>
    <dc:creator>j </dc:creator>
    <dc:date>2020-07-31T07:55:12.03</dc:date>
    <meta:editing-cycles>7</meta:editing-cycles>
    <meta:editing-duration>PT12H35M</meta:editing-duration>
    <meta:document-statistic meta:table-count="0" meta:image-count="0" meta:object-count="0" meta:page-count="1" meta:paragraph-count="13" meta:word-count="884" meta:character-count="4699"/>
    <meta:generator>OpenOffice/4.1.3$Win32 OpenOffice.org_project/413m1$Build-9783</meta:generator>
  </office:meta>
</office:document-meta>
</file>